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3.ttf" manifest:media-type="application/x-font-ttf"/>
  <manifest:file-entry manifest:full-path="Fonts/font10.ttf" manifest:media-type="application/x-font-ttf"/>
  <manifest:file-entry manifest:full-path="Fonts/font4.ttf" manifest:media-type="application/x-font-ttf"/>
  <manifest:file-entry manifest:full-path="Fonts/font1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mo" svg:font-family="Arimo" style:font-family-generic="swiss" style:font-pitch="variable"/>
    <style:font-face style:name="Open Sans" svg:font-family="'Open Sans'" style:font-family-generic="swiss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Calibri" svg:font-family="Calibri" style:font-family-generic="system" style:font-pitch="variable"/>
    <style:font-face style:name="DejaVu Sans" svg:font-family="'DejaVu Sans'" style:font-family-generic="system" style:font-pitch="variable">
      <svg:font-face-src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7.51cm" fo:margin-left="0cm" table:align="left" style:writing-mode="lr-tb"/>
    </style:style>
    <style:style style:name="Table1.A" style:family="table-column">
      <style:table-column-properties style:column-width="1.748cm"/>
    </style:style>
    <style:style style:name="Table1.B" style:family="table-column">
      <style:table-column-properties style:column-width="2.053cm"/>
    </style:style>
    <style:style style:name="Table1.C" style:family="table-column">
      <style:table-column-properties style:column-width="1.446cm"/>
    </style:style>
    <style:style style:name="Table1.D" style:family="table-column">
      <style:table-column-properties style:column-width="1.75cm"/>
    </style:style>
    <style:style style:name="Table1.G" style:family="table-column">
      <style:table-column-properties style:column-width="1.192cm"/>
    </style:style>
    <style:style style:name="Table1.H" style:family="table-column">
      <style:table-column-properties style:column-width="2.307cm"/>
    </style:style>
    <style:style style:name="Table1.J" style:family="table-column">
      <style:table-column-properties style:column-width="1.764cm"/>
    </style:style>
    <style:style style:name="Table1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="none"/>
    </style:style>
    <style:style style:name="Table1.A5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1.C5" style:family="table-cell">
      <style:table-cell-properties style:vertical-align="middle" fo:padding="0.097cm" fo:border-left="none" fo:border-right="none" fo:border-top="0.05pt solid #000000" fo:border-bottom="none"/>
    </style:style>
    <style:style style:name="Table1.H5" style:family="table-cell">
      <style:table-cell-properties style:vertical-align="middle" fo:padding="0.097cm" fo:border-left="none" fo:border-right="none" fo:border-top="0.05pt solid #000000" fo:border-bottom="none"/>
    </style:style>
    <style:style style:name="Table1.I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1.A6" style:family="table-cell">
      <style:table-cell-properties style:vertical-align="middle" fo:padding="0.097cm" fo:border-left="0.05pt solid #000000" fo:border-right="none" fo:border-top="none" fo:border-bottom="none"/>
    </style:style>
    <style:style style:name="Table1.C6" style:family="table-cell">
      <style:table-cell-properties style:vertical-align="middle" fo:padding="0.097cm" fo:border="none"/>
    </style:style>
    <style:style style:name="Table1.H6" style:family="table-cell">
      <style:table-cell-properties style:vertical-align="middle" fo:padding="0.097cm" fo:border="none"/>
    </style:style>
    <style:style style:name="Table1.I6" style:family="table-cell">
      <style:table-cell-properties style:vertical-align="middle" fo:padding="0.097cm" fo:border-left="none" fo:border-right="0.05pt solid #000000" fo:border-top="none" fo:border-bottom="none"/>
    </style:style>
    <style:style style:name="Table1.A7" style:family="table-cell">
      <style:table-cell-properties style:vertical-align="middle" fo:padding="0.097cm" fo:border-left="0.05pt solid #000000" fo:border-right="none" fo:border-top="none" fo:border-bottom="none"/>
    </style:style>
    <style:style style:name="Table1.C7" style:family="table-cell">
      <style:table-cell-properties style:vertical-align="middle" fo:padding="0.097cm" fo:border="none"/>
    </style:style>
    <style:style style:name="Table1.H7" style:family="table-cell">
      <style:table-cell-properties style:vertical-align="middle" fo:padding="0.097cm" fo:border="none"/>
    </style:style>
    <style:style style:name="Table1.I7" style:family="table-cell">
      <style:table-cell-properties style:vertical-align="middle" fo:padding="0.097cm" fo:border-left="none" fo:border-right="0.05pt solid #000000" fo:border-top="none" fo:border-bottom="none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none" fo:border-right="none" fo:border-top="none" fo:border-bottom="0.05pt solid #000000"/>
    </style:style>
    <style:style style:name="Table1.H8" style:family="table-cell">
      <style:table-cell-properties style:vertical-align="middle" fo:padding="0.097cm" fo:border-left="none" fo:border-right="none" fo:border-top="none" fo:border-bottom="0.05pt solid #000000"/>
    </style:style>
    <style:style style:name="Table1.I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9" style:family="table-cell">
      <style:table-cell-properties style:vertical-align="middle" fo:padding="0.097cm" fo:border="none"/>
    </style:style>
    <style:style style:name="Table1.B9" style:family="table-cell">
      <style:table-cell-properties style:vertical-align="middle" fo:padding="0.097cm" fo:border="none"/>
    </style:style>
    <style:style style:name="Table1.C9" style:family="table-cell">
      <style:table-cell-properties style:vertical-align="middle" fo:padding="0.097cm" fo:border="none"/>
    </style:style>
    <style:style style:name="Table1.D9" style:family="table-cell">
      <style:table-cell-properties style:vertical-align="middle" fo:padding="0.097cm" fo:border="none"/>
    </style:style>
    <style:style style:name="Table1.E9" style:family="table-cell">
      <style:table-cell-properties style:vertical-align="middle" fo:padding="0.097cm" fo:border="none"/>
    </style:style>
    <style:style style:name="Table1.F9" style:family="table-cell">
      <style:table-cell-properties style:vertical-align="middle" fo:padding="0.097cm" fo:border="none"/>
    </style:style>
    <style:style style:name="Table1.G9" style:family="table-cell">
      <style:table-cell-properties style:vertical-align="middle" fo:padding="0.097cm" fo:border="none"/>
    </style:style>
    <style:style style:name="Table1.H9" style:family="table-cell">
      <style:table-cell-properties style:vertical-align="middle" fo:padding="0.097cm" fo:border="none"/>
    </style:style>
    <style:style style:name="Table1.I9" style:family="table-cell">
      <style:table-cell-properties style:vertical-align="middle" fo:padding="0.097cm" fo:border="none"/>
    </style:style>
    <style:style style:name="Table1.J9" style:family="table-cell">
      <style:table-cell-properties style:vertical-align="middle" fo:padding="0.097cm" fo:border="none"/>
    </style:style>
    <style:style style:name="Table1.A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A1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E1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1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13" style:family="table-cell">
      <style:table-cell-properties style:vertical-align="middle" fo:padding="0.097cm" fo:border="none"/>
    </style:style>
    <style:style style:name="Table1.B13" style:family="table-cell">
      <style:table-cell-properties style:vertical-align="middle" fo:padding="0.097cm" fo:border="none"/>
    </style:style>
    <style:style style:name="Table1.C13" style:family="table-cell">
      <style:table-cell-properties style:vertical-align="middle" fo:padding="0.097cm" fo:border="none"/>
    </style:style>
    <style:style style:name="Table1.D13" style:family="table-cell">
      <style:table-cell-properties style:vertical-align="middle" fo:padding="0.097cm" fo:border="none"/>
    </style:style>
    <style:style style:name="Table1.E13" style:family="table-cell">
      <style:table-cell-properties style:vertical-align="middle" fo:padding="0.097cm" fo:border="none"/>
    </style:style>
    <style:style style:name="Table1.F13" style:family="table-cell">
      <style:table-cell-properties style:vertical-align="middle" fo:padding="0.097cm" fo:border="none"/>
    </style:style>
    <style:style style:name="Table1.G13" style:family="table-cell">
      <style:table-cell-properties style:vertical-align="middle" fo:padding="0.097cm" fo:border="none"/>
    </style:style>
    <style:style style:name="Table1.H13" style:family="table-cell">
      <style:table-cell-properties style:vertical-align="middle" fo:padding="0.097cm" fo:border="none"/>
    </style:style>
    <style:style style:name="Table1.I13" style:family="table-cell">
      <style:table-cell-properties style:vertical-align="middle" fo:padding="0.097cm" fo:border="none"/>
    </style:style>
    <style:style style:name="Table1.J13" style:family="table-cell">
      <style:table-cell-properties style:vertical-align="middle" fo:padding="0.097cm" fo:border="none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="none"/>
    </style:style>
    <style:style style:name="Table1.B16" style:family="table-cell">
      <style:table-cell-properties style:vertical-align="middle" fo:padding="0.097cm" fo:border="none"/>
    </style:style>
    <style:style style:name="Table1.C16" style:family="table-cell">
      <style:table-cell-properties style:vertical-align="middle" fo:padding="0.097cm" fo:border="none"/>
    </style:style>
    <style:style style:name="Table1.D16" style:family="table-cell">
      <style:table-cell-properties style:vertical-align="middle" fo:padding="0.097cm" fo:border="none"/>
    </style:style>
    <style:style style:name="Table1.E16" style:family="table-cell">
      <style:table-cell-properties style:vertical-align="middle" fo:padding="0.097cm" fo:border="none"/>
    </style:style>
    <style:style style:name="Table1.F16" style:family="table-cell">
      <style:table-cell-properties style:vertical-align="middle" fo:padding="0.097cm" fo:border="none"/>
    </style:style>
    <style:style style:name="Table1.G16" style:family="table-cell">
      <style:table-cell-properties style:vertical-align="middle" fo:padding="0.097cm" fo:border="none"/>
    </style:style>
    <style:style style:name="Table1.H16" style:family="table-cell">
      <style:table-cell-properties style:vertical-align="middle" fo:padding="0.097cm" fo:border="none"/>
    </style:style>
    <style:style style:name="Table1.I16" style:family="table-cell">
      <style:table-cell-properties style:vertical-align="middle" fo:padding="0.097cm" fo:border="none"/>
    </style:style>
    <style:style style:name="Table1.J16" style:family="table-cell">
      <style:table-cell-properties style:vertical-align="middle" fo:padding="0.097cm" fo:border="none"/>
    </style:style>
    <style:style style:name="Table1.A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7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A18" style:family="table-cell">
      <style:table-cell-properties style:vertical-align="middle" fo:padding="0.097cm" fo:border="none"/>
    </style:style>
    <style:style style:name="Table1.B18" style:family="table-cell">
      <style:table-cell-properties style:vertical-align="middle" fo:padding="0.097cm" fo:border="none"/>
    </style:style>
    <style:style style:name="Table1.C18" style:family="table-cell">
      <style:table-cell-properties style:vertical-align="middle" fo:padding="0.097cm" fo:border="none"/>
    </style:style>
    <style:style style:name="Table1.D18" style:family="table-cell">
      <style:table-cell-properties style:vertical-align="middle" fo:padding="0.097cm" fo:border="none"/>
    </style:style>
    <style:style style:name="Table1.E18" style:family="table-cell">
      <style:table-cell-properties style:vertical-align="middle" fo:padding="0.097cm" fo:border="none"/>
    </style:style>
    <style:style style:name="Table1.F18" style:family="table-cell">
      <style:table-cell-properties style:vertical-align="middle" fo:padding="0.097cm" fo:border="none"/>
    </style:style>
    <style:style style:name="Table1.G18" style:family="table-cell">
      <style:table-cell-properties style:vertical-align="middle" fo:padding="0.097cm" fo:border="none"/>
    </style:style>
    <style:style style:name="Table1.H18" style:family="table-cell">
      <style:table-cell-properties style:vertical-align="middle" fo:padding="0.097cm" fo:border="none"/>
    </style:style>
    <style:style style:name="Table1.I18" style:family="table-cell">
      <style:table-cell-properties style:vertical-align="middle" fo:padding="0.097cm" fo:border="none"/>
    </style:style>
    <style:style style:name="Table1.J18" style:family="table-cell">
      <style:table-cell-properties style:vertical-align="middle" fo:padding="0.097cm" fo:border="none"/>
    </style:style>
    <style:style style:name="Table1.A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B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C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E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F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G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H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I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J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A22" style:family="table-cell">
      <style:table-cell-properties style:vertical-align="middle" fo:padding="0.097cm" fo:border="none"/>
    </style:style>
    <style:style style:name="Table1.F22" style:family="table-cell">
      <style:table-cell-properties style:vertical-align="middle" fo:padding="0.097cm" fo:border="none"/>
    </style:style>
    <style:style style:name="Table1.A23" style:family="table-cell">
      <style:table-cell-properties style:vertical-align="middle" fo:padding="0.097cm" fo:border="none"/>
    </style:style>
    <style:style style:name="Table1.F23" style:family="table-cell">
      <style:table-cell-properties style:vertical-align="middle" fo:padding="0.097cm" fo:border="none"/>
    </style:style>
    <style:style style:name="Table1.A24" style:family="table-cell">
      <style:table-cell-properties style:vertical-align="middle" fo:padding="0.097cm" fo:border="none"/>
    </style:style>
    <style:style style:name="Table1.F24" style:family="table-cell">
      <style:table-cell-properties style:vertical-align="middle" fo:padding="0.097cm" fo:border="none"/>
    </style:style>
    <style:style style:name="Table1.A25" style:family="table-cell">
      <style:table-cell-properties style:vertical-align="middle" fo:padding="0.097cm" fo:border="none"/>
    </style:style>
    <style:style style:name="Table1.F25" style:family="table-cell">
      <style:table-cell-properties style:vertical-align="middle" fo:padding="0.097cm" fo:border="none"/>
    </style:style>
    <style:style style:name="Table1.A26" style:family="table-cell">
      <style:table-cell-properties style:vertical-align="middle" fo:padding="0.097cm" fo:border="none"/>
    </style:style>
    <style:style style:name="Table1.F26" style:family="table-cell">
      <style:table-cell-properties style:vertical-align="middle" fo:padding="0.097cm" fo:border="none"/>
    </style:style>
    <style:style style:name="Table1.A27" style:family="table-cell">
      <style:table-cell-properties style:vertical-align="middle" fo:padding="0.097cm" fo:border="none"/>
    </style:style>
    <style:style style:name="Table1.F27" style:family="table-cell">
      <style:table-cell-properties style:vertical-align="middle" fo:padding="0.097cm" fo:border="none"/>
    </style:style>
    <style:style style:name="Table1.A28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Open Sans" fo:font-size="14pt" fo:font-weight="bold" officeooo:rsid="001adbb3" officeooo:paragraph-rsid="00173ad7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Open Sans" fo:font-weight="bold" officeooo:rsid="001c0440" officeooo:paragraph-rsid="00173ad7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1bdf5" officeooo:paragraph-rsid="00173ad7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4d374" officeooo:paragraph-rsid="00173ad7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6ca83" officeooo:paragraph-rsid="00173ad7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Open Sans" fo:font-size="10pt" officeooo:rsid="0021bdf5" officeooo:paragraph-rsid="00173ad7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Open Sans" fo:font-size="10pt" officeooo:rsid="0024d374" officeooo:paragraph-rsid="00173ad7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Open Sans" fo:font-size="10pt" officeooo:rsid="0026ca83" officeooo:paragraph-rsid="00173ad7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Open Sans" fo:font-size="10pt" officeooo:rsid="002b7223" officeooo:paragraph-rsid="00173ad7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Open Sans" fo:font-size="10pt" officeooo:rsid="002b7223" officeooo:paragraph-rsid="001c3a86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Open Sans" fo:font-size="10pt" officeooo:rsid="0034ab12" officeooo:paragraph-rsid="00173ad7" style:font-size-asian="10pt" style:font-size-complex="10pt"/>
    </style:style>
    <style:style style:name="P12" style:family="paragraph" style:parent-style-name="Table_20_Contents">
      <style:text-properties style:font-name="Open Sans" fo:font-size="10pt" officeooo:paragraph-rsid="00173ad7" style:font-size-asian="10pt" style:font-size-complex="10pt"/>
    </style:style>
    <style:style style:name="P13" style:family="paragraph" style:parent-style-name="Table_20_Contents">
      <style:text-properties style:font-name="Open Sans" fo:font-size="10pt" officeooo:rsid="001e6909" officeooo:paragraph-rsid="001e6909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Open Sans" fo:font-size="10pt" fo:font-weight="bold" officeooo:rsid="0027c98d" officeooo:paragraph-rsid="00173ad7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Open Sans" fo:font-size="10pt" fo:font-weight="bold" officeooo:rsid="0029b361" officeooo:paragraph-rsid="00173ad7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Open Sans" fo:font-size="10pt" fo:font-weight="bold" officeooo:rsid="002a0e36" officeooo:paragraph-rsid="00173ad7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Open Sans" fo:font-size="10pt" fo:font-weight="bold" officeooo:paragraph-rsid="00173ad7" style:font-size-asian="10pt" style:font-weight-asian="bold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Open Sans" fo:font-size="10pt" fo:font-style="italic" officeooo:rsid="00371212" officeooo:paragraph-rsid="00173ad7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style:font-name="Open Sans" fo:font-size="10pt" fo:font-style="italic" officeooo:paragraph-rsid="00173ad7" style:font-size-asian="10pt" style:font-style-asian="italic" style:font-size-complex="10pt" style:font-style-complex="italic"/>
    </style:style>
    <style:style style:name="P20" style:family="paragraph" style:parent-style-name="Standard">
      <style:text-properties style:font-name="Open Sans" fo:font-size="10pt" officeooo:paragraph-rsid="00173ad7" style:font-size-asian="10pt" style:font-size-complex="10pt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0pt" officeooo:rsid="008fe802" officeooo:paragraph-rsid="00208120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Open Sans" fo:font-size="10pt" officeooo:rsid="003bd954" officeooo:paragraph-rsid="00208120" style:font-size-asian="10pt" style:font-size-complex="10pt"/>
    </style:style>
    <style:style style:name="P2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0pt" officeooo:rsid="008629b9" officeooo:paragraph-rsid="00208120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Open Sans" fo:font-size="10pt" fo:font-style="normal" fo:font-weight="normal" officeooo:rsid="003cda0d" officeooo:paragraph-rsid="00214764" style:font-size-asian="10pt" style:font-style-asian="normal" style:font-weight-asian="normal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Open Sans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1pt" fo:font-style="italic" fo:font-weight="bold" officeooo:rsid="002720aa" officeooo:paragraph-rsid="002720aa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Open Sans" fo:font-size="11pt" fo:font-style="italic" fo:font-weight="bold" officeooo:rsid="003cda0d" officeooo:paragraph-rsid="00214764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Standard">
      <style:text-properties officeooo:paragraph-rsid="00173ad7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/>
      <style:text-properties style:font-name="Open Sans" officeooo:paragraph-rsid="00173ad7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fo:font-weight="bold" officeooo:paragraph-rsid="00173ad7" style:font-size-asian="10pt" style:font-weight-asian="bold" style:font-size-complex="10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officeooo:paragraph-rsid="00173ad7" style:font-size-asian="10pt" style:font-size-complex="10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officeooo:paragraph-rsid="001c3a86" style:font-size-asian="10pt" style:font-size-complex="10pt"/>
    </style:style>
    <style:style style:name="P33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3f1577" officeooo:paragraph-rsid="003f1577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40a0ff" officeooo:paragraph-rsid="0040a0ff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46bc9b" officeooo:paragraph-rsid="0046bc9b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dc2801" officeooo:paragraph-rsid="002720aa" style:font-size-asian="10pt" style:font-size-complex="10pt"/>
    </style:style>
    <style:style style:name="P37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 style:writing-mode="lr-tb"/>
      <style:text-properties style:font-name="Open Sans" fo:font-size="10pt" officeooo:rsid="00dc2801" officeooo:paragraph-rsid="002720aa" style:font-size-asian="10pt" style:font-size-complex="10pt"/>
    </style:style>
    <style:style style:name="P38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 style:writing-mode="lr-tb"/>
      <style:text-properties style:font-name="Open Sans" fo:font-size="10pt" officeooo:rsid="003f1577" officeooo:paragraph-rsid="003f1577" style:font-size-asian="10pt" style:font-size-complex="10pt"/>
    </style:style>
    <style:style style:name="P39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-0.7cm" style:auto-text-indent="false" style:page-number="auto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" fo:font-size="10pt" officeooo:rsid="0071ec28" officeooo:paragraph-rsid="004785ac" style:font-size-asian="10pt" style:font-size-complex="10pt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 style:writing-mode="lr-tb"/>
      <style:text-properties style:font-name="Open Sans" fo:font-size="10pt" officeooo:rsid="00594f0d" officeooo:paragraph-rsid="00594f0d" style:font-size-asian="10pt" style:font-size-complex="10pt"/>
    </style:style>
    <style:style style:name="P41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3cda0d" officeooo:paragraph-rsid="005b5918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7b493" officeooo:paragraph-rsid="0067b493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3fe4e4" officeooo:paragraph-rsid="003fe4e4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.801cm" fo:margin-right="0cm" fo:text-align="justify" style:justify-single-word="false" fo:text-indent="0cm" style:auto-text-indent="false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" fo:font-size="10pt" officeooo:rsid="004785ac" officeooo:paragraph-rsid="004785ac" style:font-size-asian="10pt" style:font-size-complex="10pt"/>
    </style:style>
    <style:style style:name="P45" style:family="paragraph" style:parent-style-name="Standard">
      <style:paragraph-properties fo:break-before="page"/>
      <style:text-properties style:font-name="Open Sans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46" style:family="paragraph" style:parent-style-name="Standard" style:list-style-name="L2">
      <style:paragraph-properties fo:text-align="justify" style:justify-single-word="false"/>
      <style:text-properties style:font-name="Open Sans" fo:font-size="10pt" officeooo:paragraph-rsid="00208120" style:font-size-asian="10pt" style:font-size-complex="10pt"/>
    </style:style>
    <style:style style:name="P47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Open Sans" fo:font-size="10pt" officeooo:rsid="0089e85b" officeooo:paragraph-rsid="00208120" style:font-size-asian="10pt" style:font-size-complex="10pt"/>
    </style:style>
    <style:style style:name="P48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Open Sans" fo:font-size="10pt" officeooo:rsid="00867508" officeooo:paragraph-rsid="00208120" style:font-size-asian="10pt" style:font-size-complex="10pt"/>
    </style:style>
    <style:style style:name="P49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Open Sans" fo:font-size="10pt" officeooo:rsid="008fe802" officeooo:paragraph-rsid="00208120" style:font-size-asian="10pt" style:font-size-complex="10pt"/>
    </style:style>
    <style:style style:name="P50" style:family="paragraph" style:parent-style-name="Standard" style:list-style-name="L9">
      <style:paragraph-properties fo:text-align="justify" style:justify-single-word="false"/>
      <style:text-properties style:font-name="Open Sans" fo:font-size="10pt" officeooo:rsid="00ac69c2" officeooo:paragraph-rsid="00214764" style:font-size-asian="10pt" style:font-size-complex="10pt"/>
    </style:style>
    <style:style style:name="P51" style:family="paragraph" style:parent-style-name="Standard" style:list-style-name="L9">
      <style:paragraph-properties fo:text-align="justify" style:justify-single-word="false"/>
      <style:text-properties style:font-name="Open Sans" fo:font-size="10pt" officeooo:rsid="00af93be" officeooo:paragraph-rsid="00214764" style:font-size-asian="10pt" style:font-size-complex="10pt"/>
    </style:style>
    <style:style style:name="P52" style:family="paragraph" style:parent-style-name="Standard" style:list-style-name="L9">
      <style:paragraph-properties fo:text-align="justify" style:justify-single-word="false"/>
      <style:text-properties style:font-name="Open Sans" fo:font-size="10pt" officeooo:rsid="00d016aa" officeooo:paragraph-rsid="00214764" style:font-size-asian="10pt" style:font-size-complex="10pt"/>
    </style:style>
    <style:style style:name="P53" style:family="paragraph" style:parent-style-name="Standard" style:list-style-name="L9">
      <style:paragraph-properties fo:text-align="justify" style:justify-single-word="false"/>
      <style:text-properties style:font-name="Open Sans" fo:font-size="10pt" officeooo:rsid="00fc5fd9" officeooo:paragraph-rsid="00214764" style:font-size-asian="10pt" style:font-size-complex="10pt"/>
    </style:style>
    <style:style style:name="P54" style:family="paragraph" style:parent-style-name="Standard" style:list-style-name="L9">
      <style:paragraph-properties fo:text-align="justify" style:justify-single-word="false"/>
      <style:text-properties style:font-name="Open Sans" fo:font-size="10pt" officeooo:rsid="010c6760" officeooo:paragraph-rsid="00214764" style:font-size-asian="10pt" style:font-size-complex="10pt"/>
    </style:style>
    <style:style style:name="P55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3cda0d" officeooo:paragraph-rsid="00214764" style:font-size-asian="10pt" style:font-style-asian="normal" style:font-weight-asian="normal" style:font-size-complex="10pt"/>
    </style:style>
    <style:style style:name="P56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954519" officeooo:paragraph-rsid="00214764" style:font-size-asian="10pt" style:font-style-asian="normal" style:font-weight-asian="normal" style:font-size-complex="10pt"/>
    </style:style>
    <style:style style:name="P57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095d6" officeooo:paragraph-rsid="00214764" style:font-size-asian="10pt" style:font-style-asian="normal" style:font-weight-asian="normal" style:font-size-complex="10pt"/>
    </style:style>
    <style:style style:name="P58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0f5d6" officeooo:paragraph-rsid="00214764" style:font-size-asian="10pt" style:font-style-asian="normal" style:font-weight-asian="normal" style:font-size-complex="10pt"/>
    </style:style>
    <style:style style:name="P59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99004e" officeooo:paragraph-rsid="00214764" style:font-size-asian="10pt" style:font-style-asian="normal" style:font-weight-asian="normal" style:font-size-complex="10pt"/>
    </style:style>
    <style:style style:name="P60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2cbe3" officeooo:paragraph-rsid="00214764" style:font-size-asian="10pt" style:font-style-asian="normal" style:font-weight-asian="normal" style:font-size-complex="10pt"/>
    </style:style>
    <style:style style:name="P61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9ad79f" officeooo:paragraph-rsid="00214764" style:font-size-asian="10pt" style:font-style-asian="normal" style:font-weight-asian="normal" style:font-size-complex="10pt"/>
    </style:style>
    <style:style style:name="P62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4c703" officeooo:paragraph-rsid="00214764" style:font-size-asian="10pt" style:font-style-asian="normal" style:font-weight-asian="normal" style:font-size-complex="10pt"/>
    </style:style>
    <style:style style:name="P63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b7332" officeooo:paragraph-rsid="00214764" style:font-size-asian="10pt" style:font-style-asian="normal" style:font-weight-asian="normal" style:font-size-complex="10pt"/>
    </style:style>
    <style:style style:name="P64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c69c2" officeooo:paragraph-rsid="00214764" style:font-size-asian="10pt" style:font-style-asian="normal" style:font-weight-asian="normal" style:font-size-complex="10pt"/>
    </style:style>
    <style:style style:name="P65" style:family="paragraph" style:parent-style-name="Standard" style:list-style-name="L9">
      <style:paragraph-properties fo:text-align="justify" style:justify-single-word="false"/>
      <style:text-properties style:font-name="Open Sans" fo:font-size="10pt" style:text-underline-style="solid" style:text-underline-type="double" style:text-underline-width="auto" style:text-underline-color="font-color" officeooo:rsid="00fb0291" officeooo:paragraph-rsid="00214764" style:font-size-asian="10pt" style:font-size-complex="10pt"/>
    </style:style>
    <style:style style:name="P66" style:family="paragraph" style:parent-style-name="Standard" style:list-style-name="L9">
      <style:paragraph-properties fo:text-align="justify" style:justify-single-word="false"/>
      <style:text-properties officeooo:paragraph-rsid="00214764"/>
    </style:style>
    <style:style style:name="P67" style:family="paragraph" style:parent-style-name="Standard" style:list-style-name="L1">
      <loext:graphic-properties draw:fill="none"/>
      <style:paragraph-properties fo:margin-left="1.9cm" fo:margin-right="0cm" fo:text-align="justify" style:justify-single-word="false" fo:text-indent="-0.6cm" style:auto-text-indent="false" fo:background-color="transparent" style:writing-mode="lr-tb"/>
      <style:text-properties officeooo:paragraph-rsid="00426872"/>
    </style:style>
    <style:style style:name="P68" style:family="paragraph" style:parent-style-name="Standard" style:list-style-name="L1">
      <loext:graphic-properties draw:fill="none"/>
      <style:paragraph-properties fo:margin-left="1.9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b74551" officeooo:paragraph-rsid="00426872" style:font-size-asian="10pt" style:font-size-complex="10pt"/>
    </style:style>
    <style:style style:name="P69" style:family="paragraph" style:parent-style-name="Standard" style:list-style-name="L3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style:font-name="Open Sans" fo:font-size="10pt" officeooo:rsid="0089e85b" officeooo:paragraph-rsid="00208120" style:font-size-asian="10pt" style:font-size-complex="10pt"/>
    </style:style>
    <style:style style:name="P70" style:family="paragraph" style:parent-style-name="Standard" style:list-style-name="L3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style:font-name="Open Sans" fo:font-size="10pt" officeooo:rsid="008e98ed" officeooo:paragraph-rsid="00208120" style:font-size-asian="10pt" style:font-size-complex="10pt"/>
    </style:style>
    <style:style style:name="P71" style:family="paragraph" style:parent-style-name="Standard" style:list-style-name="L6">
      <loext:graphic-properties draw:fill="none"/>
      <style:paragraph-properties fo:text-align="justify" style:justify-single-word="false" fo:background-color="transparent" style:writing-mode="lr-tb"/>
      <style:text-properties style:font-name="Open Sans" fo:font-size="10pt" officeooo:rsid="00f0025c" officeooo:paragraph-rsid="002720aa" style:font-size-asian="10pt" style:font-size-complex="10pt"/>
    </style:style>
    <style:style style:name="P72" style:family="paragraph" style:parent-style-name="Standard" style:list-style-name="L7" style:master-page-name="">
      <loext:graphic-properties draw:fill="none"/>
      <style:paragraph-properties fo:margin-left="2.701cm" fo:margin-right="0cm" fo:text-align="justify" style:justify-single-word="false" fo:text-indent="-0.6cm" style:auto-text-indent="false" style:page-number="auto" fo:background-color="transparent" style:writing-mode="lr-tb"/>
      <style:text-properties style:font-name="Open Sans" fo:font-size="10pt" fo:font-style="italic" fo:font-weight="bold" officeooo:rsid="005231a3" officeooo:paragraph-rsid="005231a3" style:font-size-asian="10pt" style:font-style-asian="italic" style:font-weight-asian="bold" style:font-size-complex="10pt" style:font-style-complex="italic" style:font-weight-complex="bold"/>
    </style:style>
    <style:style style:name="P73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10c6760" officeooo:paragraph-rsid="004f703d" style:font-size-asian="10pt" style:font-size-complex="10pt"/>
    </style:style>
    <style:style style:name="P74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6375d1" officeooo:paragraph-rsid="006375d1" style:font-size-asian="10pt" style:font-size-complex="10pt"/>
    </style:style>
    <style:style style:name="P75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5b5918" officeooo:paragraph-rsid="005b5918" style:font-size-asian="10pt" style:font-size-complex="10pt"/>
    </style:style>
    <style:style style:name="P76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74c62c" officeooo:paragraph-rsid="0074c62c" style:font-size-asian="10pt" style:font-size-complex="10pt"/>
    </style:style>
    <style:style style:name="P77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10c6760" officeooo:paragraph-rsid="004f703d" style:font-size-asian="10pt" style:font-style-asian="italic" style:font-weight-asian="bold" style:font-size-complex="10pt" style:font-style-complex="italic" style:font-weight-complex="bold"/>
    </style:style>
    <style:style style:name="P78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28a691" officeooo:paragraph-rsid="0028a691" style:font-size-asian="10pt" style:font-style-asian="italic" style:font-weight-asian="bold" style:font-size-complex="10pt" style:font-style-complex="italic" style:font-weight-complex="bold"/>
    </style:style>
    <style:style style:name="P79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662da0" officeooo:paragraph-rsid="00662da0" style:font-size-asian="10pt" style:font-style-asian="italic" style:font-weight-asian="bold" style:font-size-complex="10pt" style:font-style-complex="italic" style:font-weight-complex="bold"/>
    </style:style>
    <style:style style:name="P80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6559b3" officeooo:paragraph-rsid="006559b3" style:font-size-asian="10pt" style:font-style-asian="italic" style:font-weight-asian="bold" style:font-size-complex="10pt" style:font-style-complex="italic" style:font-weight-complex="bold"/>
    </style:style>
    <style:style style:name="P81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297c6f" officeooo:paragraph-rsid="00297c6f" style:font-size-asian="10pt" style:font-style-asian="italic" style:font-weight-asian="bold" style:font-size-complex="10pt" style:font-style-complex="italic" style:font-weight-complex="bold"/>
    </style:style>
    <style:style style:name="P82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2ad82a" officeooo:paragraph-rsid="002ad82a" style:font-size-asian="10pt" style:font-style-asian="italic" style:font-weight-asian="bold" style:font-size-complex="10pt" style:font-style-complex="italic" style:font-weight-complex="bold"/>
    </style:style>
    <style:style style:name="P83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14db2" officeooo:paragraph-rsid="00614db2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abcd1" officeooo:paragraph-rsid="006abcd1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72dc0a" officeooo:paragraph-rsid="0072dc0a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 style:list-style-name="L7">
      <loext:graphic-properties draw:fill="none"/>
      <style:paragraph-properties fo:margin-left="2.101cm" fo:margin-right="0cm" fo:text-align="justify" style:justify-single-word="false" fo:text-indent="0cm" style:auto-text-indent="false" fo:background-color="transparent" style:writing-mode="lr-tb"/>
      <style:text-properties style:font-name="Open Sans" fo:font-size="10pt" fo:font-style="normal" fo:font-weight="normal" officeooo:rsid="006375d1" officeooo:paragraph-rsid="006375d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style:font-size-asian="10pt" style:font-name-complex="Calibri" style:font-size-complex="10pt"/>
    </style:style>
    <style:style style:name="T2" style:family="text">
      <style:text-properties style:font-name="OpenSymbol" fo:font-size="10pt" officeooo:rsid="001ccbc5" style:font-name-asian="OpenSymbol" style:font-size-asian="10pt" style:font-name-complex="OpenSymbol" style:font-size-complex="10pt"/>
    </style:style>
    <style:style style:name="T3" style:family="text">
      <style:text-properties style:font-name="OpenSymbol" officeooo:rsid="001ccbc5" style:font-name-asian="OpenSymbol" style:font-name-complex="OpenSymbol"/>
    </style:style>
    <style:style style:name="T4" style:family="text">
      <style:text-properties style:font-name-complex="Calibri"/>
    </style:style>
    <style:style style:name="T5" style:family="text">
      <style:text-properties officeooo:rsid="00304b2e"/>
    </style:style>
    <style:style style:name="T6" style:family="text">
      <style:text-properties officeooo:rsid="003336e9"/>
    </style:style>
    <style:style style:name="T7" style:family="text">
      <style:text-properties officeooo:rsid="001ac360"/>
    </style:style>
    <style:style style:name="T8" style:family="text">
      <style:text-properties officeooo:rsid="001fe12b"/>
    </style:style>
    <style:style style:name="T9" style:family="text">
      <style:text-properties officeooo:rsid="0092490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7358ac" style:font-style-asian="italic" style:font-style-complex="italic"/>
    </style:style>
    <style:style style:name="T12" style:family="text">
      <style:text-properties fo:font-style="italic" officeooo:rsid="00b3d630" style:font-style-asian="italic" style:font-style-complex="italic"/>
    </style:style>
    <style:style style:name="T13" style:family="text">
      <style:text-properties fo:font-style="italic" officeooo:rsid="0040a0ff" style:font-style-asian="italic" style:font-style-complex="italic"/>
    </style:style>
    <style:style style:name="T14" style:family="text">
      <style:text-properties fo:font-style="italic" officeooo:rsid="004f169f" style:font-style-asian="italic" style:font-style-complex="italic"/>
    </style:style>
    <style:style style:name="T15" style:family="text">
      <style:text-properties officeooo:rsid="00fe6b51"/>
    </style:style>
    <style:style style:name="T16" style:family="text">
      <style:text-properties officeooo:rsid="00a6414a"/>
    </style:style>
    <style:style style:name="T17" style:family="text">
      <style:text-properties officeooo:rsid="007358ac"/>
    </style:style>
    <style:style style:name="T18" style:family="text">
      <style:text-properties officeooo:rsid="008a03c4"/>
    </style:style>
    <style:style style:name="T19" style:family="text">
      <style:text-properties officeooo:rsid="008fd8d6"/>
    </style:style>
    <style:style style:name="T20" style:family="text">
      <style:text-properties officeooo:rsid="0088547b"/>
    </style:style>
    <style:style style:name="T21" style:family="text">
      <style:text-properties style:font-name="Open Sans" fo:font-size="10pt" officeooo:rsid="00af93be" style:font-size-asian="10pt" style:font-size-complex="10pt"/>
    </style:style>
    <style:style style:name="T22" style:family="text">
      <style:text-properties style:font-name="Open Sans" fo:font-size="10pt" officeooo:rsid="00c8be19" style:font-size-asian="10pt" style:font-size-complex="10pt"/>
    </style:style>
    <style:style style:name="T23" style:family="text">
      <style:text-properties style:font-name="Open Sans" fo:font-size="10pt" officeooo:rsid="00417fa7" style:font-size-asian="10pt" style:font-size-complex="10pt"/>
    </style:style>
    <style:style style:name="T24" style:family="text">
      <style:text-properties style:font-name="Open Sans" fo:font-size="10pt" officeooo:rsid="00b74551" style:font-size-asian="10pt" style:font-size-complex="10pt"/>
    </style:style>
    <style:style style:name="T25" style:family="text">
      <style:text-properties style:font-name="Open Sans" fo:font-size="10pt" officeooo:rsid="00426872" style:font-size-asian="10pt" style:font-size-complex="10pt"/>
    </style:style>
    <style:style style:name="T26" style:family="text">
      <style:text-properties style:font-name="Open Sans" fo:font-size="10pt" officeooo:rsid="00f5e8e3" style:font-size-asian="10pt" style:font-size-complex="10pt"/>
    </style:style>
    <style:style style:name="T27" style:family="text">
      <style:text-properties style:font-name="Open Sans" fo:font-size="10pt" officeooo:rsid="00f637d3" style:font-size-asian="10pt" style:font-size-complex="10pt"/>
    </style:style>
    <style:style style:name="T28" style:family="text">
      <style:text-properties style:font-name="Open Sans" fo:font-size="10pt" officeooo:rsid="0046bc9b" style:font-size-asian="10pt" style:font-size-complex="10pt"/>
    </style:style>
    <style:style style:name="T29" style:family="text">
      <style:text-properties style:font-name="Open Sans" fo:font-size="10pt" fo:font-style="normal" fo:font-weight="normal" officeooo:rsid="009d1b80" style:font-size-asian="10pt" style:font-style-asian="normal" style:font-weight-asian="normal" style:font-size-complex="10pt"/>
    </style:style>
    <style:style style:name="T30" style:family="text">
      <style:text-properties style:font-name="Open Sans" fo:font-size="10pt" fo:font-style="normal" fo:font-weight="normal" officeooo:rsid="0040ced8" style:font-size-asian="10pt" style:font-style-asian="normal" style:font-weight-asian="normal" style:font-size-complex="10pt"/>
    </style:style>
    <style:style style:name="T31" style:family="text">
      <style:text-properties style:font-name="Open Sans" fo:font-size="10pt" fo:font-style="normal" fo:font-weight="normal" officeooo:rsid="00af93be" style:font-size-asian="10pt" style:font-style-asian="normal" style:font-weight-asian="normal" style:font-size-complex="10pt"/>
    </style:style>
    <style:style style:name="T32" style:family="text">
      <style:text-properties style:font-name="Open Sans" fo:font-size="10pt" fo:font-style="normal" fo:font-weight="normal" officeooo:rsid="00c80ced" style:font-size-asian="10pt" style:font-style-asian="normal" style:font-weight-asian="normal" style:font-size-complex="10pt"/>
    </style:style>
    <style:style style:name="T33" style:family="text">
      <style:text-properties style:font-name="Open Sans" fo:font-size="10pt" fo:font-style="normal" officeooo:rsid="00451fb3" style:font-size-asian="10pt" style:font-style-asian="normal" style:font-size-complex="10pt" style:font-style-complex="normal"/>
    </style:style>
    <style:style style:name="T34" style:family="text">
      <style:text-properties style:font-name="Open Sans" fo:font-size="10pt" fo:font-style="normal" officeooo:rsid="00426872" style:font-size-asian="10pt" style:font-style-asian="normal" style:font-size-complex="10pt" style:font-style-complex="normal"/>
    </style:style>
    <style:style style:name="T35" style:family="text">
      <style:text-properties style:font-name="Open Sans" fo:font-size="10pt" fo:font-style="italic" officeooo:rsid="00f5e8e3" style:font-size-asian="10pt" style:font-style-asian="italic" style:font-size-complex="10pt" style:font-style-complex="italic"/>
    </style:style>
    <style:style style:name="T36" style:family="text">
      <style:text-properties style:font-name="Open Sans" fo:font-size="10pt" fo:font-style="italic" officeooo:rsid="00f399a4" style:font-size-asian="10pt" style:font-style-asian="italic" style:font-size-complex="10pt" style:font-style-complex="italic"/>
    </style:style>
    <style:style style:name="T37" style:family="text">
      <style:text-properties style:font-name="Open Sans" fo:font-size="10pt" fo:font-style="italic" officeooo:rsid="00451fb3" style:font-size-asian="10pt" style:font-style-asian="italic" style:font-size-complex="10pt" style:font-style-complex="italic"/>
    </style:style>
    <style:style style:name="T38" style:family="text">
      <style:text-properties officeooo:rsid="009f1e19"/>
    </style:style>
    <style:style style:name="T39" style:family="text">
      <style:text-properties officeooo:rsid="0040ced8"/>
    </style:style>
    <style:style style:name="T40" style:family="text">
      <style:text-properties fo:font-style="normal" fo:font-weight="normal" style:font-style-asian="normal" style:font-weight-asian="normal"/>
    </style:style>
    <style:style style:name="T41" style:family="text">
      <style:text-properties fo:font-style="normal" fo:font-weight="normal" officeooo:rsid="00ab7332" style:font-style-asian="normal" style:font-weight-asian="normal"/>
    </style:style>
    <style:style style:name="T42" style:family="text">
      <style:text-properties fo:font-style="normal" fo:font-weight="normal" officeooo:rsid="00acf2d3" style:font-style-asian="normal" style:font-weight-asian="normal"/>
    </style:style>
    <style:style style:name="T43" style:family="text">
      <style:text-properties fo:font-style="normal" fo:font-weight="bold" officeooo:rsid="004f169f" style:font-style-asian="normal" style:font-weight-asian="bold" style:font-style-complex="normal" style:font-weight-complex="bold"/>
    </style:style>
    <style:style style:name="T44" style:family="text">
      <style:text-properties officeooo:rsid="00fb0291"/>
    </style:style>
    <style:style style:name="T45" style:family="text">
      <style:text-properties officeooo:rsid="00fdaff7"/>
    </style:style>
    <style:style style:name="T46" style:family="text">
      <style:text-properties style:text-position="super 58%"/>
    </style:style>
    <style:style style:name="T47" style:family="text">
      <style:text-properties style:text-position="super 58%" fo:font-style="italic" officeooo:rsid="00ff862f" style:font-style-asian="italic" style:font-style-complex="italic"/>
    </style:style>
    <style:style style:name="T48" style:family="text">
      <style:text-properties style:text-position="super 58%" fo:font-style="italic" officeooo:rsid="00a6414a" style:font-style-asian="italic" style:font-style-complex="italic"/>
    </style:style>
    <style:style style:name="T49" style:family="text">
      <style:text-properties style:text-position="super 58%" fo:font-style="italic" officeooo:rsid="01098af4" style:font-style-asian="italic" style:font-style-complex="italic"/>
    </style:style>
    <style:style style:name="T50" style:family="text">
      <style:text-properties style:text-position="super 58%" fo:font-style="italic" officeooo:rsid="01011410" style:font-style-asian="italic" style:font-style-complex="italic"/>
    </style:style>
    <style:style style:name="T51" style:family="text">
      <style:text-properties style:text-position="super 58%" fo:font-style="italic" officeooo:rsid="0103ae21" style:font-style-asian="italic" style:font-style-complex="italic"/>
    </style:style>
    <style:style style:name="T52" style:family="text">
      <style:text-properties style:text-position="super 58%" fo:font-style="italic" officeooo:rsid="0104303e" style:font-style-asian="italic" style:font-style-complex="italic"/>
    </style:style>
    <style:style style:name="T53" style:family="text">
      <style:text-properties style:text-position="super 58%" fo:font-style="italic" officeooo:rsid="0092490f" style:font-style-asian="italic" style:font-style-complex="italic"/>
    </style:style>
    <style:style style:name="T54" style:family="text">
      <style:text-properties style:text-position="super 58%" fo:font-style="italic" officeooo:rsid="0105d615" style:font-style-asian="italic" style:font-style-complex="italic"/>
    </style:style>
    <style:style style:name="T55" style:family="text">
      <style:text-properties style:text-position="super 58%" fo:font-style="italic" officeooo:rsid="0023ba3a" style:font-style-asian="italic" style:font-style-complex="italic"/>
    </style:style>
    <style:style style:name="T56" style:family="text">
      <style:text-properties style:text-position="super 58%" fo:font-style="italic" officeooo:rsid="00701fde" style:font-style-asian="italic" style:font-style-complex="italic"/>
    </style:style>
    <style:style style:name="T57" style:family="text">
      <style:text-properties style:text-position="super 58%" officeooo:rsid="002a53e9"/>
    </style:style>
    <style:style style:name="T58" style:family="text">
      <style:text-properties style:text-position="super 58%" officeooo:rsid="0030676e"/>
    </style:style>
    <style:style style:name="T59" style:family="text">
      <style:text-properties style:text-position="super 58%" officeooo:rsid="0031c240"/>
    </style:style>
    <style:style style:name="T60" style:family="text">
      <style:text-properties style:text-position="super 58%" officeooo:rsid="002ca10b"/>
    </style:style>
    <style:style style:name="T61" style:family="text">
      <style:text-properties officeooo:rsid="00f0025c"/>
    </style:style>
    <style:style style:name="T62" style:family="text">
      <style:text-properties officeooo:rsid="0028a691"/>
    </style:style>
    <style:style style:name="T63" style:family="text">
      <style:text-properties officeooo:rsid="002ad82a"/>
    </style:style>
    <style:style style:name="T64" style:family="text">
      <style:text-properties officeooo:rsid="002ca10b"/>
    </style:style>
    <style:style style:name="T65" style:family="text">
      <style:text-properties officeooo:rsid="00334786"/>
    </style:style>
    <style:style style:name="T66" style:family="text">
      <style:text-properties officeooo:rsid="0040a0ff"/>
    </style:style>
    <style:style style:name="T67" style:family="text">
      <style:text-properties officeooo:rsid="00417fa7"/>
    </style:style>
    <style:style style:name="T68" style:family="text">
      <style:text-properties fo:language="en" fo:country="US"/>
    </style:style>
    <style:style style:name="T69" style:family="text">
      <style:text-properties officeooo:rsid="004addcd"/>
    </style:style>
    <style:style style:name="T70" style:family="text">
      <style:text-properties officeooo:rsid="004f169f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6e6885" style:font-weight-asian="bold" style:font-weight-complex="bold"/>
    </style:style>
    <style:style style:name="T73" style:family="text">
      <style:text-properties officeooo:rsid="0062bdb1"/>
    </style:style>
    <style:style style:name="T74" style:family="text">
      <style:text-properties officeooo:rsid="0065d38f"/>
    </style:style>
    <style:style style:name="T75" style:family="text">
      <style:text-properties officeooo:rsid="006e6885"/>
    </style:style>
    <style:style style:name="T76" style:family="text">
      <style:text-properties officeooo:rsid="0073aef3"/>
    </style:style>
    <style:style style:name="T77" style:family="text">
      <style:text-properties fo:background-color="#fff200" loext:char-shading-value="0"/>
    </style:style>
    <style:style style:name="T78" style:family="text">
      <style:text-properties officeooo:rsid="0068cfb4"/>
    </style:style>
    <style:style style:name="T79" style:family="text">
      <style:text-properties officeooo:rsid="006abcd1"/>
    </style:style>
    <style:style style:name="T80" style:family="text">
      <style:text-properties officeooo:rsid="006ca5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column table:style-name="Table1.H"/>
        <table:table-column table:style-name="Table1.D"/>
        <table:table-column table:style-name="Table1.J"/>
        <table:table-row>
          <table:table-cell table:style-name="Table1.A1" table:number-columns-spanned="10" office:value-type="string">
            <text:p text:style-name="P1">ANTEPROYECTO DE TRABAJO FIN DE GRADO</text:p>
            <text:p text:style-name="P2">(Modelo TFG-5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29"><text:span text:style-name="T1">Convocatoria ordinaria </text:span><text:span text:style-name="T2">☑</text:span></text:p>
          </table:table-cell>
          <table:covered-table-cell/>
          <table:covered-table-cell/>
          <table:covered-table-cell/>
          <table:covered-table-cell/>
          <table:table-cell table:style-name="Table1.F2" table:number-columns-spanned="5" office:value-type="string">
            <text:p text:style-name="P29"><text:span text:style-name="T1"><text:s/>Convocatoria extraordinaria </text:span><text:span text:style-name="T2">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30">A CUMPLIMENTAR POR EL ESTUDIA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P3">Nombre y apellidos:</text:p>
          </table:table-cell>
          <table:covered-table-cell/>
          <table:table-cell table:style-name="Table1.C5" table:number-columns-spanned="5" office:value-type="string">
            <text:p text:style-name="P6">Mario Rubio Asensio</text:p>
          </table:table-cell>
          <table:covered-table-cell/>
          <table:covered-table-cell/>
          <table:covered-table-cell/>
          <table:covered-table-cell/>
          <table:table-cell table:style-name="Table1.H5" office:value-type="string">
            <text:p text:style-name="P3">DNI:</text:p>
          </table:table-cell>
          <table:table-cell table:style-name="Table1.I5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7" table:number-columns-spanned="2" office:value-type="string">
            <text:p text:style-name="P4">Dirección:</text:p>
          </table:table-cell>
          <table:covered-table-cell/>
          <table:table-cell table:style-name="Table1.C7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4">CP:</text:p>
          </table:table-cell>
          <table:table-cell table:style-name="Table1.I7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7" table:number-columns-spanned="2" office:value-type="string">
            <text:p text:style-name="P5">Ciudad:</text:p>
          </table:table-cell>
          <table:covered-table-cell/>
          <table:table-cell table:style-name="Table1.C7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5">Provincia:</text:p>
          </table:table-cell>
          <table:table-cell table:style-name="Table1.I7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8" table:number-columns-spanned="2" office:value-type="string">
            <text:p text:style-name="P5">E-mail:</text:p>
          </table:table-cell>
          <table:covered-table-cell/>
          <table:table-cell table:style-name="Table1.C8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H8" office:value-type="string">
            <text:p text:style-name="P5">Teléfono:</text:p>
          </table:table-cell>
          <table:table-cell table:style-name="Table1.I8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9" office:value-type="string">
            <text:p text:style-name="P12"/>
          </table:table-cell>
          <table:table-cell table:style-name="Table1.B9" office:value-type="string">
            <text:p text:style-name="P12"/>
          </table:table-cell>
          <table:table-cell table:style-name="Table1.C9" office:value-type="string">
            <text:p text:style-name="P12"/>
          </table:table-cell>
          <table:table-cell table:style-name="Table1.D9" office:value-type="string">
            <text:p text:style-name="P12"/>
          </table:table-cell>
          <table:table-cell table:style-name="Table1.E9" office:value-type="string">
            <text:p text:style-name="P12"/>
          </table:table-cell>
          <table:table-cell table:style-name="Table1.F9" office:value-type="string">
            <text:p text:style-name="P12"/>
          </table:table-cell>
          <table:table-cell table:style-name="Table1.G9" office:value-type="string">
            <text:p text:style-name="P12"/>
          </table:table-cell>
          <table:table-cell table:style-name="Table1.H9" office:value-type="string">
            <text:p text:style-name="P12"/>
          </table:table-cell>
          <table:table-cell table:style-name="Table1.I9" office:value-type="string">
            <text:p text:style-name="P12"/>
          </table:table-cell>
          <table:table-cell table:style-name="Table1.J9" office:value-type="string">
            <text:p text:style-name="P12"/>
          </table:table-cell>
        </table:table-row>
        <table:table-row>
          <table:table-cell table:style-name="Table1.A10" table:number-columns-spanned="2" office:value-type="string">
            <text:p text:style-name="P14">Título del TFG:</text:p>
          </table:table-cell>
          <table:covered-table-cell/>
          <table:table-cell table:style-name="Table1.C10" table:number-columns-spanned="8" office:value-type="string">
            <text:p text:style-name="P20">Analizador US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4" office:value-type="string">
            <text:p text:style-name="P15">Modalidad</text:p>
          </table:table-cell>
          <table:covered-table-cell/>
          <table:covered-table-cell/>
          <table:covered-table-cell/>
          <table:table-cell table:style-name="Table1.E11" table:number-columns-spanned="6" office:value-type="string">
            <text:p text:style-name="P16">Orientac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P9">General <text:span text:style-name="T3"></text:span></text:p>
          </table:table-cell>
          <table:covered-table-cell/>
          <table:table-cell table:style-name="Table1.C12" table:number-columns-spanned="2" office:value-type="string">
            <text:p text:style-name="P10">Especifico <text:span text:style-name="T3">☑</text:span></text:p>
          </table:table-cell>
          <table:covered-table-cell/>
          <table:table-cell table:style-name="Table1.E12" table:number-columns-spanned="3" office:value-type="string">
            <text:p text:style-name="P31"><text:span text:style-name="T4"><text:s/>Tareas de desarrollo </text:span><text:span text:style-name="T3"></text:span></text:p>
          </table:table-cell>
          <table:covered-table-cell/>
          <table:covered-table-cell/>
          <table:table-cell table:style-name="Table1.H12" table:number-columns-spanned="3" office:value-type="string">
            <text:p text:style-name="P32"><text:span text:style-name="T4">Ejercicio de la profesión libre </text:span><text:span text:style-name="T3">☑</text:span></text:p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P12"/>
          </table:table-cell>
          <table:table-cell table:style-name="Table1.B13" office:value-type="string">
            <text:p text:style-name="P12"/>
          </table:table-cell>
          <table:table-cell table:style-name="Table1.C16" office:value-type="string">
            <text:p text:style-name="P12"/>
          </table:table-cell>
          <table:table-cell table:style-name="Table1.D16" office:value-type="string">
            <text:p text:style-name="P12"/>
          </table:table-cell>
          <table:table-cell table:style-name="Table1.E16" office:value-type="string">
            <text:p text:style-name="P12"/>
          </table:table-cell>
          <table:table-cell table:style-name="Table1.F16" office:value-type="string">
            <text:p text:style-name="P12"/>
          </table:table-cell>
          <table:table-cell table:style-name="Table1.G16" office:value-type="string">
            <text:p text:style-name="P12"/>
          </table:table-cell>
          <table:table-cell table:style-name="Table1.H16" office:value-type="string">
            <text:p text:style-name="P12"/>
          </table:table-cell>
          <table:table-cell table:style-name="Table1.I16" office:value-type="string">
            <text:p text:style-name="P12"/>
          </table:table-cell>
          <table:table-cell table:style-name="Table1.J16" office:value-type="string">
            <text:p text:style-name="P12"/>
          </table:table-cell>
        </table:table-row>
        <table:table-row>
          <table:table-cell table:style-name="Table1.A1" table:number-columns-spanned="10" office:value-type="string">
            <text:p text:style-name="P17">DATOS DEL DIRECT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5" table:number-columns-spanned="2" office:value-type="string">
            <text:p text:style-name="P3">Nombre y apellidos:</text:p>
          </table:table-cell>
          <table:covered-table-cell/>
          <table:table-cell table:style-name="Table1.C15" table:number-columns-spanned="8" office:value-type="string">
            <text:p text:style-name="P12">Francisco Moya Fernández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6" office:value-type="string">
            <text:p text:style-name="P12"/>
          </table:table-cell>
          <table:table-cell table:style-name="Table1.B16" office:value-type="string">
            <text:p text:style-name="P12"/>
          </table:table-cell>
          <table:table-cell table:style-name="Table1.C16" office:value-type="string">
            <text:p text:style-name="P12"/>
          </table:table-cell>
          <table:table-cell table:style-name="Table1.D16" office:value-type="string">
            <text:p text:style-name="P12"/>
          </table:table-cell>
          <table:table-cell table:style-name="Table1.E16" office:value-type="string">
            <text:p text:style-name="P12"/>
          </table:table-cell>
          <table:table-cell table:style-name="Table1.F16" office:value-type="string">
            <text:p text:style-name="P12"/>
          </table:table-cell>
          <table:table-cell table:style-name="Table1.G16" office:value-type="string">
            <text:p text:style-name="P12"/>
          </table:table-cell>
          <table:table-cell table:style-name="Table1.H16" office:value-type="string">
            <text:p text:style-name="P12"/>
          </table:table-cell>
          <table:table-cell table:style-name="Table1.I16" office:value-type="string">
            <text:p text:style-name="P12"/>
          </table:table-cell>
          <table:table-cell table:style-name="Table1.J16" office:value-type="string">
            <text:p text:style-name="P12"/>
          </table:table-cell>
        </table:table-row>
        <table:table-row>
          <table:table-cell table:style-name="Table1.A17" table:number-columns-spanned="2" office:value-type="string">
            <text:p text:style-name="P3"><text:span text:style-name="T5">Palabras clave</text:span>:</text:p>
          </table:table-cell>
          <table:covered-table-cell/>
          <table:table-cell table:style-name="Table1.C17" table:number-columns-spanned="8" office:value-type="string">
            <text:p text:style-name="P13">USB, <text:span text:style-name="T8">bus, </text:span>FPGA, analizador, Verilog, WireShark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8" office:value-type="string">
            <text:p text:style-name="P12"/>
          </table:table-cell>
          <table:table-cell table:style-name="Table1.B18" office:value-type="string">
            <text:p text:style-name="P12"/>
          </table:table-cell>
          <table:table-cell table:style-name="Table1.C18" office:value-type="string">
            <text:p text:style-name="P12"/>
          </table:table-cell>
          <table:table-cell table:style-name="Table1.D18" office:value-type="string">
            <text:p text:style-name="P12"/>
          </table:table-cell>
          <table:table-cell table:style-name="Table1.E18" office:value-type="string">
            <text:p text:style-name="P12"/>
          </table:table-cell>
          <table:table-cell table:style-name="Table1.F18" office:value-type="string">
            <text:p text:style-name="P12"/>
          </table:table-cell>
          <table:table-cell table:style-name="Table1.G18" office:value-type="string">
            <text:p text:style-name="P12"/>
          </table:table-cell>
          <table:table-cell table:style-name="Table1.H18" office:value-type="string">
            <text:p text:style-name="P12"/>
          </table:table-cell>
          <table:table-cell table:style-name="Table1.I18" office:value-type="string">
            <text:p text:style-name="P12"/>
          </table:table-cell>
          <table:table-cell table:style-name="Table1.J18" office:value-type="string">
            <text:p text:style-name="P12"/>
          </table:table-cell>
        </table:table-row>
        <table:table-row>
          <table:table-cell table:style-name="Table1.A1" table:number-columns-spanned="10" office:value-type="string">
            <text:p text:style-name="P17">BREVE DESCRIPCIÓN DEL <text:span text:style-name="T6">TF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0" table:number-columns-spanned="10" office:value-type="string">
            <text:p text:style-name="P45"><text:span text:style-name="T15">Antecedentes y o</text:span>bjetivos:</text:p>
            <text:p text:style-name="P25"/>
            <text:p text:style-name="P38">Desde el momento de su lanzamiento en la última década del siglo pasado, el bus de comunicación USB <text:span text:style-name="T12">(Universal Serial Bus) </text:span>se ha <text:span text:style-name="T66">ido proclamando</text:span> como el bus comercial más conocido y usado.</text:p>
            <text:p text:style-name="P33"/>
            <text:p text:style-name="P34">Una de las gran ventajas que trae consigo la implementación de este bus, a parte de la sencillez <text:span text:style-name="T67">general de uso</text:span>, es la gran versatilidad que puede proporcionar, por eso, no es de extrañar <text:span text:style-name="T67">que hayan surgido una considerable cantidad de aplicaciones , tales como:</text:span></text:p>
            <text:list xml:id="list1636655516" text:style-name="L1">
              <text:list-item>
                <text:p text:style-name="P67"><text:span text:style-name="T23">D</text:span><text:span text:style-name="T24">ispositivos de interfaz humana (ratones, teclados, etc..).</text:span></text:p>
              </text:list-item>
              <text:list-item>
                <text:p text:style-name="P67"><text:span text:style-name="T25">D</text:span><text:span text:style-name="T24">ispositivos de almacenamiento </text:span><text:span text:style-name="T26">masivo </text:span><text:span text:style-name="T35">“</text:span><text:span text:style-name="T36">USB-MSC” </text:span><text:span text:style-name="T33">(</text:span><text:span text:style-name="T37">pendrives</text:span><text:span text:style-name="T33">, USB a SATA, etc..)</text:span><text:span text:style-name="T36">.</text:span></text:p>
              </text:list-item>
              <text:list-item>
                <text:p text:style-name="P67"><text:span text:style-name="T34">H</text:span><text:span text:style-name="T24">erramientas de adquisición de datos y comunicación </text:span><text:span text:style-name="T27">(</text:span><text:span text:style-name="T28">adaptadores de </text:span><text:span text:style-name="T27">USB a Serie </text:span><text:span text:style-name="T28">o</text:span><text:span text:style-name="T27"> USB a WiFi, etc..)</text:span><text:span text:style-name="T24">.</text:span></text:p>
                <text:p text:style-name="P68"/>
              </text:list-item>
            </text:list>
            <text:p text:style-name="P35">Debido a todo lo anterior, sería de gran interés y utilidad disponer de un analizador, que de forma pasiva pueda captar la trama de comunicación que se transmite por el bus, enviarla a un equipo, y posteriormente analizarla para su uso en depuración o seguridad.</text:p>
            <text:p text:style-name="P22"/>
            <text:p text:style-name="P25">Resultados esperados:</text:p>
            <text:p text:style-name="P39"><text:tab/></text:p>
            <text:p text:style-name="P44">El resultado de este trabajo se pretende dividir en dos grupos totalmente diferenciados, en el primero se tratarán elementos a nivel <text:span text:style-name="T68">hardware</text:span> y comunicación entre dispositivos, mientras que en el segundo se trabajará con el tratado y análisis de los resultados del primer grupo.</text:p>
            <text:p text:style-name="P44">Cabe destacar que durante la totalidad de este trabajo prevalecerá el uso de software libre <text:span text:style-name="T69">para fg</text:span>.</text:p>
            <text:list xml:id="list1871927803" text:style-name="L2">
              <text:list-header>
                <text:p text:style-name="P46"/>
              </text:list-header>
            </text:list>
            <text:list xml:id="list1182340197" text:style-name="L3">
              <text:list-item>
                <text:p text:style-name="P69"><text:soft-page-break/>En primer lugar, se espera poder capturar y transmitir a un equipo tramas provenientes de un bus USB, para ello:</text:p>
              </text:list-item>
            </text:list>
            <text:list xml:id="list3972299978" text:style-name="L4">
              <text:list-item>
                <text:p text:style-name="P47">Utilizando un FPGA, concretamente el modelo ICE40HX1K <text:span text:style-name="T47">[1]</text:span> de la empresa Lattice, se generará un sintetizado <text:span text:style-name="T16">a partir del lenguaje de descripción de Hardware Verilog </text:span><text:span text:style-name="T48">[</text:span><text:span text:style-name="T49">2</text:span><text:span text:style-name="T48">][</text:span><text:span text:style-name="T49">3</text:span><text:span text:style-name="T48">][</text:span><text:span text:style-name="T49">4</text:span><text:span text:style-name="T48">]</text:span> que contenga toda la lógica <text:span text:style-name="T17">para la captación de tramas, independientemente del tipo (</text:span><text:span text:style-name="T11">Low-Speed,</text:span><text:span text:style-name="T17"> </text:span><text:span text:style-name="T11">Full-Speed, </text:span><text:span text:style-name="T13">etc...</text:span><text:span text:style-name="T11">) </text:span><text:span text:style-name="T54">[5][9]</text:span><text:span text:style-name="T55">[12]</text:span><text:span text:style-name="T17">.</text:span></text:p>
              </text:list-item>
              <text:list-item>
                <text:p text:style-name="P47"><text:span text:style-name="T18">Se implantará una l</text:span>ibrería <text:span text:style-name="T18">escrita en lenguaje C/C++ que permita comunicar la plataforma de captación anterior con un equipo (como puede ser una Raspberry Pi </text:span><text:span text:style-name="T50">[7]</text:span><text:span text:style-name="T18">).</text:span></text:p>
              </text:list-item>
            </text:list>
            <text:p text:style-name="P23"/>
            <text:list xml:id="list121731018905111" text:continue-list="list1182340197" text:style-name="L3">
              <text:list-item>
                <text:p text:style-name="P70">A partir de una trama USB obtenida de cualquier método, tanto por el método anteriormente descrito, como a partir de medios externos, <text:span text:style-name="T19">se pretende poder trabajar sobre ella pudiendo integrar los siguientes aspectos.</text:span></text:p>
              </text:list-item>
            </text:list>
            <text:list xml:id="list3572539864" text:style-name="L5">
              <text:list-item>
                <text:p text:style-name="P48">Capacidad de <text:span text:style-name="T20">almacenar</text:span> la trama en archivos <text:span text:style-name="T20">de capturas, tal como pcap </text:span><text:span text:style-name="T51">[8]</text:span><text:span text:style-name="T20">.</text:span></text:p>
              </text:list-item>
              <text:list-item>
                <text:p text:style-name="P48">Creación de un disector <text:span text:style-name="T19">funcional</text:span> para el analizador de paquetes WireShark <text:span text:style-name="T52">[6]</text:span>.</text:p>
              </text:list-item>
              <text:list-item>
                <text:p text:style-name="P49">Plataforma de análisis de dispositivos de interfaz humana (HID), tales como Keylogger o <text:span text:style-name="T9">seguidor de puntero de ratón </text:span><text:span text:style-name="T53">[11]</text:span><text:span text:style-name="T9">.</text:span></text:p>
              </text:list-item>
            </text:list>
            <text:p text:style-name="P21"/>
            <text:p text:style-name="P26">Temporización:</text:p>
            <text:p text:style-name="P26"/>
            <text:p text:style-name="P37">Tal como se ha comentado en los <text:span text:style-name="T10">“Resultados esperados”</text:span>, este proyecto se puede separar en dos grupos. <text:span text:style-name="T61">Ambos, a su vez, pueden dividirse en varios apartados.</text:span></text:p>
            <text:p text:style-name="P36"/>
            <text:list xml:id="list2893057852" text:style-name="L6">
              <text:list-item>
                <text:p text:style-name="P71">Captura y transmisión.</text:p>
              </text:list-item>
            </text:list>
            <text:list xml:id="list2237869803" text:style-name="L7">
              <text:list-item>
                <text:p text:style-name="P72">Diseño de método de transmisión de la trama a un equipo.</text:p>
                <text:p text:style-name="P73"><text:span text:style-name="T70">Para poder llevar un control adecuado, se necesita en primer lugar poder implementar una transmisión básica de información entre el </text:span><text:span text:style-name="T14">FPGA</text:span><text:span text:style-name="T70"> y el equipo de análisis. Esta método de comunicación se prevee que dure </text:span><text:span text:style-name="T43">dos semanas</text:span><text:span text:style-name="T70">, pudiendo añadir pequeñas funcionalidades según lo necesite el siguiente apartado.</text:span></text:p>
                <text:p text:style-name="P73"/>
              </text:list-item>
              <text:list-item>
                <text:p text:style-name="P77"><text:span text:style-name="T62">Implementación</text:span> <text:span text:style-name="T62">básica</text:span> de <text:span text:style-name="T65">un método de sincronización y captura del bus USB utilizando un FPGA.</text:span></text:p>
                <text:p text:style-name="P74">Este apartado se puede considerar como el de mayor importancia en este grupo, por eso, se plantea un periodo de realización de un <text:span text:style-name="T71">mes y medio.</text:span></text:p>
                <text:p text:style-name="P73"/>
              </text:list-item>
              <text:list-item>
                <text:p text:style-name="P78">Librería que permita obtener y utilizar la trama transmitida según el método anterior.</text:p>
                <text:p text:style-name="P83">Al depender este apartado de los otros dos anteriores, se pretende desarrollar a la par que el resto, añadiendo funcionalidades a media que se necesiten. <text:span text:style-name="T73">Antes de la finalización del grupo de captura y transmisión, se pretende añadir una semana extra para depurar, mejoras y limpiar el código implementado.</text:span></text:p>
                <text:p text:style-name="P83"/>
                <text:p text:style-name="P86">En total se pretende trabajar en este grupo <text:span text:style-name="T74">un total de dos meses y medio.</text:span></text:p>
              </text:list-item>
            </text:list>
            <text:p text:style-name="P40"/>
            <text:list xml:id="list121731868566990" text:continue-list="list2893057852" text:style-name="L6">
              <text:list-item>
                <text:p text:style-name="P71">Procesado de la trama.</text:p>
              </text:list-item>
            </text:list>
            <text:list xml:id="list1160568330" text:style-name="L8">
              <text:list-item>
                <text:p text:style-name="P79">Utilizando la librería del grupo anterior, ampliarla para poder guardar la trama en un archivo de fácil utilización, como puede ser PCAP.</text:p>
                <text:p text:style-name="P84">Existe multitud de recursos y librería útiles <text:span text:style-name="T56">[13]</text:span> <text:span text:style-name="T75">con los que partir, por tanto, no se plantea un extenso periodo para el desarrollo de este apartado, pudiendo ser este de</text:span><text:span text:style-name="T72"> dos semanas</text:span><text:span text:style-name="T75">.</text:span></text:p>
                <text:p text:style-name="P75"/>
              </text:list-item>
              <text:list-item>
                <text:p text:style-name="P80">Creación de librería de análisis básico de la trama.</text:p>
                <text:p text:style-name="P85">Es en este apartado donde se debe implementar todo el análisis del protocolo USB, <text:span text:style-name="T76">es decir, </text:span></text:p>
                <text:p text:style-name="P80"/>
              </text:list-item>
              <text:list-item>
                <text:p text:style-name="P81"><text:soft-page-break/>Utilizando la guía de desarrollo propuesta por WireShark <text:span text:style-name="T46">[</text:span><text:span text:style-name="T57">6</text:span><text:span text:style-name="T46">]</text:span>, crear un disector que puede procesar en cierta media la trama dentro <text:span text:style-name="T63">dicho programa.</text:span></text:p>
                <text:p text:style-name="P76">&lt;&gt;</text:p>
                <text:p text:style-name="P75"/>
              </text:list-item>
              <text:list-item>
                <text:p text:style-name="P82">Utilizando la librería creada o el disector anterior, poder analizar transmisiones de dispositivos de interfaz humana (HID <text:span text:style-name="T58">[</text:span><text:span text:style-name="T59">10</text:span><text:span text:style-name="T58">]</text:span>) <text:span text:style-name="T64">para poder capturar pulsaciones de teclado o movimientos de ratón </text:span><text:span text:style-name="T60">[11]</text:span><text:span text:style-name="T64">.</text:span></text:p>
                <text:p text:style-name="P76">&lt;&gt;</text:p>
              </text:list-item>
            </text:list>
            <text:p text:style-name="P41"/>
            <text:p text:style-name="P42">A parte del tiempo anteriormente utilizado, también se prevee utilizar <text:span text:style-name="T77">TTTT</text:span> para <text:span text:style-name="T78">la redacción del documento final, así como todos los recursos y ayudas necesarios para ello.</text:span></text:p>
            <text:p text:style-name="P43">En total </text:p>
            <text:p text:style-name="P42"/>
            <text:p text:style-name="P27">Bibliografía:</text:p>
            <text:p text:style-name="P24"/>
            <text:list xml:id="list4144153346" text:style-name="L9">
              <text:list-item>
                <text:p text:style-name="P55">iCE40 LP/HX Family Data Sheet - <text:s/>Lattice Semiconductor – Marzo 2017 (Versión 3.3) - <text:a xlink:type="simple" xlink:href="http://www.latticesemi.com/view_document?document_id=49312" text:style-name="Internet_20_link" text:visited-style-name="Visited_20_Internet_20_Link">http://www.latticesemi.com/view_document?document_id=49312</text:a></text:p>
                <text:p text:style-name="P55"/>
              </text:list-item>
              <text:list-item>
                <text:p text:style-name="P56"><text:span text:style-name="T38">Lattice ICE Technology Library - Lattice Semiconductor - Marzo 2015 (Versión 2.9) - </text:span><text:a xlink:type="simple" xlink:href="http://www.latticesemi.com/~/media/LatticeSemi/Documents/TechnicalBriefs/SBTICETechnologyLibrary201504.pdf" text:style-name="Internet_20_link" text:visited-style-name="Visited_20_Internet_20_Link"><text:span text:style-name="T38">http://www.latticesemi.com/~/media/LatticeSemi/Documents/TechnicalBriefs/SBTICETechnologyLibrary201504.pdf</text:span></text:a></text:p>
                <text:p text:style-name="P56"/>
              </text:list-item>
              <text:list-item>
                <text:p text:style-name="P57">Tutorial de FPGA utilizando lenguaje descriptivo Verilog - Juan Gonzalez-Gomez (Obijuan) – Noviembre 2015 - <text:a xlink:type="simple" xlink:href="https://github.com/Obijuan/open-fpga-verilog-tutorial/wiki" text:style-name="Internet_20_link" text:visited-style-name="Visited_20_Internet_20_Link">https://github.com/Obijuan/open-fpga-verilog-tutorial/wiki</text:a></text:p>
                <text:p text:style-name="P58"/>
              </text:list-item>
              <text:list-item>
                <text:p text:style-name="P59"><text:span text:style-name="T39">Verilog HDL Quick Reference Guide </text:span>- <text:span text:style-name="T39">Stuart Sutherland – </text:span>2001 - <text:a xlink:type="simple" xlink:href="http://sutherland-hdl.com/pdfs/verilog_2001_ref_guide.pdf" text:style-name="Internet_20_link" text:visited-style-name="Visited_20_Internet_20_Link"><text:span text:style-name="T39">http://sutherland-hdl.com/pdfs/verilog_2001_ref_guide.pdf</text:span></text:a></text:p>
                <text:p text:style-name="P60"/>
              </text:list-item>
              <text:list-item>
                <text:p text:style-name="P61">USB made simple - <text:s/><text:span text:style-name="T39">MQP Electronics Ltd – 2008 - </text:span><text:a xlink:type="simple" xlink:href="http://www.usbmadesimple.co.uk/" text:style-name="Internet_20_link" text:visited-style-name="Visited_20_Internet_20_Link"><text:span text:style-name="T39">http://www.usbmadesimple.co.uk/</text:span></text:a></text:p>
                <text:p text:style-name="P62"/>
              </text:list-item>
              <text:list-item>
                <text:p text:style-name="P66"><text:span text:style-name="T29">Adding a basic dissector - Ulf Lamping, Luis E. Garcia Ontanon, Graham Bloice – diciembre 2014 (revisión 1.1) - </text:span><text:a xlink:type="simple" xlink:href="https://www.wireshark.org/docs/wsdg_html_chunked/ChDissectAdd.html" text:style-name="Internet_20_link" text:visited-style-name="Visited_20_Internet_20_Link"><text:span text:style-name="T30">https://www.wireshark.org/docs/wsdg_html_chunked/ChDissectAdd.html</text:span></text:a></text:p>
                <text:p text:style-name="P63"/>
              </text:list-item>
              <text:list-item>
                <text:p text:style-name="P50"><text:span text:style-name="T41">I</text:span><text:span text:style-name="T40">ntroducción a Raspberry Pi - Francisco Moya Fernández – </text:span><text:span text:style-name="T42">Enero 2017</text:span><text:span text:style-name="T40"> - </text:span><text:a xlink:type="simple" xlink:href="https://franciscomoya.gitbooks.io/taller-de-raspberry-pi/content/es/index.html" text:style-name="Internet_20_link" text:visited-style-name="Visited_20_Internet_20_Link"><text:span text:style-name="T40">https://franciscomoya.gitbooks.io/taller-de-raspberry-pi/content/es/index.html</text:span></text:a></text:p>
                <text:p text:style-name="P64"/>
              </text:list-item>
              <text:list-item>
                <text:p text:style-name="P66"><text:span text:style-name="T31">PCAP next generation file format specification -</text:span><text:span text:style-name="T32"> M. Tuexen, Ed., </text:span><text:span text:style-name="T31">Muenster Univ. of Appl. Scie</text:span><text:span text:style-name="T21">nces, F. Risso, Politecnico di Torino, J. Bongertz, Airbus DS CyberSecurity, G. Combs, Wireshark, G. Harris – </text:span><text:span text:style-name="T22">2017 -</text:span><text:span text:style-name="T21"> </text:span><text:a xlink:type="simple" xlink:href="https://github.com/pcapng/pcapng" text:style-name="Internet_20_link" text:visited-style-name="Visited_20_Internet_20_Link"><text:span text:style-name="T21">https://github.com/pcapng/pcapng</text:span></text:a></text:p>
                <text:p text:style-name="P51"/>
              </text:list-item>
              <text:list-item>
                <text:p text:style-name="P52">USB Complete (2nd Edition) – Jan Axelson – 2004</text:p>
                <text:p text:style-name="P52"/>
              </text:list-item>
              <text:list-item>
                <text:p text:style-name="P52">Device Class Definition for Human Interface Devices (HID) <text:span text:style-name="T44">V1.11</text:span>- USB Implementers Forum, Inc. - <text:span text:style-name="T44">Junio 2001 - </text:span><text:a xlink:type="simple" xlink:href="http://www.usb.org/developers/hidpage/HID1_11.pdf" text:style-name="Internet_20_link" text:visited-style-name="Visited_20_Internet_20_Link"><text:span text:style-name="T44">http://www.usb.org/developers/hidpage/HID1_11.pdf</text:span></text:a></text:p>
                <text:p text:style-name="P65"/>
              </text:list-item>
              <text:list-item>
                <text:p text:style-name="P53">USB-based attacks - Nir Nissim,Ran Yahalom,Yuval Elovici - <text:span text:style-name="T45">2017</text:span> - <text:a xlink:type="simple" xlink:href="https://doi.org/10.1016/j.cose.2017.08.002" text:style-name="Internet_20_link" text:visited-style-name="Visited_20_Internet_20_Link">https://doi.org/10.1016/j.cose.2017.08.002</text:a></text:p>
                <text:p text:style-name="P53"/>
              </text:list-item>
              <text:list-item>
                <text:p text:style-name="P54">USB in a nutshell - <text:s/>Craig Peacock – 2010 - <text:a xlink:type="simple" xlink:href="http://www.beyondlogic.org/usbnutshell/usb1.shtml" text:style-name="Internet_20_link" text:visited-style-name="Visited_20_Internet_20_Link">http://www.beyondlogic.org/usbnutshell/usb1.shtml</text:a></text:p>
                <text:p text:style-name="P54"/>
              </text:list-item>
              <text:list-item>
                <text:p text:style-name="P54"><text:span text:style-name="T79">A</text:span>wesome pcaptools - <text:s/>caesar0301 - <text:span text:style-name="T80">2015</text:span> - <text:a xlink:type="simple" xlink:href="https://github.com/caesar0301/awesome-pcaptools" text:style-name="Internet_20_link" text:visited-style-name="Visited_20_Internet_20_Link">https://github.com/caesar0301/awesome-pcaptools</text:a></text:p>
              </text:list-item>
            </text:list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21" office:value-type="string">
            <text:p text:style-name="P12"/>
          </table:table-cell>
          <table:table-cell table:style-name="Table1.B21" office:value-type="string">
            <text:p text:style-name="P12"/>
          </table:table-cell>
          <table:table-cell table:style-name="Table1.C21" office:value-type="string">
            <text:p text:style-name="P12"/>
          </table:table-cell>
          <table:table-cell table:style-name="Table1.D21" office:value-type="string">
            <text:p text:style-name="P12"/>
          </table:table-cell>
          <table:table-cell table:style-name="Table1.E21" office:value-type="string">
            <text:p text:style-name="P12"/>
          </table:table-cell>
          <table:table-cell table:style-name="Table1.F21" office:value-type="string">
            <text:p text:style-name="P12"/>
          </table:table-cell>
          <table:table-cell table:style-name="Table1.G21" office:value-type="string">
            <text:p text:style-name="P12"/>
          </table:table-cell>
          <table:table-cell table:style-name="Table1.H21" office:value-type="string">
            <text:p text:style-name="P12"/>
          </table:table-cell>
          <table:table-cell table:style-name="Table1.I21" office:value-type="string">
            <text:p text:style-name="P12"/>
          </table:table-cell>
          <table:table-cell table:style-name="Table1.J21" office:value-type="string">
            <text:p text:style-name="P12"/>
          </table:table-cell>
        </table:table-row>
        <table:table-row>
          <table:table-cell table:style-name="Table1.A22" table:number-columns-spanned="5" office:value-type="string">
            <text:p text:style-name="P18">Vº Bº y firma de<text:span text:style-name="T7">l</text:span> DIRECTOR </text:p>
          </table:table-cell>
          <table:covered-table-cell/>
          <table:covered-table-cell/>
          <table:covered-table-cell/>
          <table:covered-table-cell/>
          <table:table-cell table:style-name="Table1.F22" table:number-columns-spanned="5" office:value-type="string">
            <text:p text:style-name="P19"><text:s/>Firma del ESTUDIA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8" table:number-columns-spanned="10" office:value-type="string">
            <text:p text:style-name="P11">Toledo, a ___ de ______________ de 20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Open Sans" svg:font-family="'Ope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Open Sans" fo:font-family="'Open Sans'" style:font-family-generic="swiss" style:font-pitch="variable" fo:font-size="10pt" style:font-size-asian="8.75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5cm" fo:margin-bottom="1.75cm" fo:margin-left="1.75cm" fo:margin-right="1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2:30:30.677386796</meta:creation-date>
    <meta:generator>LibreOffice/5.4.3.2$Linux_X86_64 LibreOffice_project/40m0$Build-2</meta:generator>
    <dc:date>2017-12-04T12:16:34.173177976</dc:date>
    <meta:editing-duration>PT13H26M24S</meta:editing-duration>
    <meta:editing-cycles>36</meta:editing-cycles>
    <meta:document-statistic meta:table-count="1" meta:image-count="0" meta:object-count="0" meta:page-count="4" meta:paragraph-count="92" meta:word-count="1081" meta:character-count="7144" meta:non-whitespace-character-count="6172"/>
  </office:meta>
</office:document-meta>
</file>